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top" draw:auto-grow-height="false" draw:shadow="hidden"/>
    </style:style>
    <style:style style:name="gr2" style:family="graphic" style:parent-style-name="standard">
      <style:graphic-properties draw:stroke="dash" draw:stroke-dash="Fine_20_Dashed" draw:fill="solid" draw:fill-color="#ffcc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dash" draw:stroke-dash="Fine_20_Dashed" draw:fill="solid" draw:fill-color="#ff99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dash" draw:stroke-dash="Fine_20_Dashed" draw:fill="solid" draw:fill-color="#ffff99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solid" draw:stroke-dash="Fine_20_Dashed" svg:stroke-width="0.102cm" draw:marker-start="Arrow" draw:marker-start-width="0.229cm" draw:marker-end="Arrow" draw:marker-end-width="0.229cm" draw:fill="solid" draw:fill-color="#ffff99" draw:textarea-vertical-align="middle" fo:padding-top="0.175cm" fo:padding-bottom="0.175cm" fo:padding-left="0.3cm" fo:padding-right="0.3cm" draw:shadow="hidden"/>
    </style:style>
    <style:style style:name="gr6" style:family="graphic" style:parent-style-name="standard">
      <style:graphic-properties draw:stroke="dash" draw:stroke-dash="Fine_20_Dashed" draw:fill="solid" draw:fill-color="#99ff66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Fine_20_Dashed" draw:fill="solid" draw:fill-color="#6666ff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dash" draw:stroke-dash="Fine_20_Dashed" draw:fill="solid" draw:fill-color="#ccff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dash" draw:stroke-dash="Fine_20_Dashed" draw:fill="solid" draw:fill-color="#9999ff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solid" draw:stroke-dash="Fine_20_Dashed" svg:stroke-width="0.051cm" draw:marker-start="Arrow" draw:marker-start-width="0.153cm" draw:fill="solid" draw:fill-color="#ffff99" draw:textarea-vertical-align="middle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7.874cm" svg:x="11.033cm" svg:y="10.525cm">
          <text:p text:style-name="P1">Sprzę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7cm" svg:height="7.874cm" svg:x="2.905cm" svg:y="10.525cm">
          <text:p text:style-name="P1">Jednostka sterując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3.81cm" svg:x="7.604cm" svg:y="11.795cm">
          <text:p text:style-name="P1">IOI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2.413cm" svg:height="1.651cm" svg:x="7.604cm" svg:y="16.494cm">
          <text:p text:style-name="P1">Arduin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048cm" svg:height="3.81cm" svg:x="3.413cm" svg:y="11.795cm">
          <text:p text:style-name="P1">Smartfon</text:p>
          <text:p text:style-name="P2"><text:span text:style-name="T1">+kamera</text:span></text:p>
          <text:p text:style-name="P2"><text:span text:style-name="T1">+L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1" draw:layer="layout" svg:x1="6.461cm" svg:y1="13.7cm" svg:x2="7.604cm" svg:y2="13.7cm">
          <text:p/>
        </draw:line>
        <draw:line draw:style-name="gr5" draw:text-style-name="P1" draw:layer="layout" svg:x1="8.874cm" svg:y1="16.494cm" svg:x2="8.874cm" svg:y2="15.605cm">
          <text:p/>
        </draw:line>
        <draw:custom-shape draw:style-name="gr6" draw:text-style-name="P1" draw:layer="layout" svg:width="5.334cm" svg:height="1.143cm" svg:x="11.541cm" svg:y="13.192cm">
          <text:p text:style-name="P1">Serwomechaniz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3.683cm" svg:height="3.683cm" svg:x="11.16cm" svg:y="14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1.143cm" svg:x="11.541cm" svg:y="16.748cm">
          <text:p text:style-name="P1">Enkoder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2.286cm" svg:height="1.016cm" svg:x="11.541cm" svg:y="14.589cm">
          <text:p text:style-name="P1">Silnik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2.54cm" svg:height="1.016cm" svg:x="11.541cm" svg:y="11.922cm">
          <text:p text:style-name="P1">Czujniki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" draw:text-style-name="P1" draw:layer="layout" svg:x1="10.017cm" svg:y1="17.256cm" svg:x2="11.668cm" svg:y2="17.256cm">
          <text:p/>
        </draw:line>
        <draw:line draw:style-name="gr11" draw:text-style-name="P1" draw:layer="layout" svg:x1="11.541cm" svg:y1="15.097cm" svg:x2="10.144cm" svg:y2="15.097cm">
          <text:p/>
        </draw:line>
        <draw:line draw:style-name="gr11" draw:text-style-name="P1" draw:layer="layout" svg:x1="11.541cm" svg:y1="13.827cm" svg:x2="10.144cm" svg:y2="13.827cm">
          <text:p/>
        </draw:line>
        <draw:line draw:style-name="gr11" draw:text-style-name="P1" draw:layer="layout" svg:x1="10.144cm" svg:y1="12.43cm" svg:x2="11.541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20:22:54.025240543</meta:creation-date>
    <dc:date>2015-01-23T13:26:54.191587277</dc:date>
    <meta:editing-duration>PT50M17S</meta:editing-duration>
    <meta:editing-cycles>3</meta:editing-cycles>
    <meta:generator>LibreOffice/4.2.7.2$Linux_X86_64 LibreOffice_project/420m0$Build-2</meta:generator>
    <meta:document-statistic meta:object-count="16"/>
  </office:meta>
</office:document-meta>
</file>